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 fo:min-height="9.586cm" fo:min-width="23.236cm"/>
    </style:style>
    <style:style style:name="gr2" style:family="graphic" style:parent-style-name="standard">
      <style:graphic-properties draw:textarea-horizontal-align="justify" draw:textarea-vertical-align="middle" draw:auto-grow-height="false" fo:min-height="4.05cm" fo:min-width="5.6cm"/>
    </style:style>
    <style:style style:name="gr3" style:family="graphic" style:parent-style-name="objectwithoutfill">
      <style:graphic-properties draw:marker-end="Arrow" draw:marker-end-width="0.3cm" draw:fill="none" draw:textarea-vertical-align="top"/>
    </style:style>
    <style:style style:name="gr4" style:family="graphic" style:parent-style-name="objectwithoutfill">
      <style:graphic-properties draw:marker-end="Arrow" draw:marker-end-width="0.3cm" draw:fill="none" draw:textarea-vertical-align="bottom" draw:fit-to-size="false" draw:fit-to-contour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1.55cm" fo:min-width="8.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color="#0000c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4.8cm" svg:height="10.9cm" svg:x="2.3cm" svg:y="4.9cm">
          <text:p text:style-name="P1"><text:span text:style-name="T1">Population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6.1cm" svg:height="4.3cm" svg:x="2.7cm" svg:y="8.7cm">
          <text:p text:style-name="P1"><text:span text:style-name="T1">Family agents</text:span></text:p>
          <text:p text:style-name="P1">-Have a child</text:p>
          <text:p text:style-name="P1">-Die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6.1cm" svg:height="4.3cm" svg:x="20.6cm" svg:y="8.8cm">
          <text:p text:style-name="P1"><text:span text:style-name="T1">Single agents</text:span></text:p>
          <text:p text:style-name="P1">-Move</text:p>
          <text:p text:style-name="P1">-Marry</text:p>
          <text:p text:style-name="P1">-Di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5.75cm" svg:y1="8.7cm" svg:x2="10.2cm" svg:y2="7.4cm" draw:start-shape="id1" draw:start-glue-point="0" draw:end-shape="id2" draw:end-glue-point="3" svg:d="M5750 8700c0-867 1483-1300 4450-1300" svg:viewBox="0 0 4451 1301">
          <text:p text:style-name="P1"/>
        </draw:connector>
        <draw:connector draw:style-name="gr4" draw:text-style-name="P1" draw:layer="layout" draw:type="curve" svg:x1="23.65cm" svg:y1="13.1cm" svg:x2="19.4cm" svg:y2="14.7cm" draw:start-shape="id3" draw:start-glue-point="2" draw:end-shape="id4" draw:end-glue-point="1" svg:d="M23650 13100c0 1067-1416 1600-4250 1600" svg:viewBox="0 0 4251 1601">
          <text:p text:style-name="P1"/>
        </draw:connector>
        <draw:frame draw:style-name="gr5" draw:text-style-name="P3" draw:layer="layout" svg:width="4.71cm" svg:height="0.962cm" svg:x="12.29cm" svg:y="10.1cm">
          <draw:text-box>
            <text:p><text:span text:style-name="T2">1 step = 1 year</text:span></text:p>
          </draw:text-box>
        </draw:frame>
        <draw:custom-shape draw:style-name="gr6" draw:text-style-name="P1" xml:id="id2" draw:id="id2" draw:layer="layout" svg:width="9.2cm" svg:height="1.8cm" svg:x="10.2cm" svg:y="6.5cm">
          <text:p text:style-name="P1">Select end population size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9.2cm" svg:height="1.8cm" svg:x="10.2cm" svg:y="13.8cm">
          <text:p text:style-name="P1">Select a number of families</text:p>
          <text:p text:style-name="P1">to create new agents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10.2cm" svg:y1="14.7cm" svg:x2="5.75cm" svg:y2="13cm" draw:start-shape="id4" draw:end-shape="id1" draw:end-glue-point="2" svg:d="M10200 14700c-2967 0-4450-566-4450-1700" svg:viewBox="0 0 4451 1701">
          <text:p/>
        </draw:connector>
        <draw:connector draw:style-name="gr7" draw:text-style-name="P1" draw:layer="layout" draw:type="curve" svg:x1="19.4cm" svg:y1="7.4cm" svg:x2="23.65cm" svg:y2="8.8cm" draw:start-shape="id2" draw:end-shape="id3" draw:end-glue-point="0" svg:d="M19400 7400c2834 0 4250 466 4250 1400" svg:viewBox="0 0 425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7T10:25:48.966861671</meta:creation-date>
    <dc:date>2015-03-27T10:53:13.301116500</dc:date>
    <meta:editing-duration>PT6M57S</meta:editing-duration>
    <meta:editing-cycles>1</meta:editing-cycles>
    <meta:document-statistic meta:object-count="10"/>
    <meta:generator>LibreOffice/4.3.6.2$Linux_X86_64 LibreOffice_project/430$Build-2</meta:generator>
  </office:meta>
</office:document-meta>
</file>